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6702" officeooo:paragraph-rsid="000c6702" style:font-size-asian="14pt" style:font-size-complex="14pt"/>
    </style:style>
    <style:style style:name="P2" style:family="paragraph" style:parent-style-name="Standard">
      <style:text-properties fo:font-size="14pt" officeooo:rsid="000c6702" officeooo:paragraph-rsid="000c6702" fo:background-color="#cccccc" style:font-size-asian="14pt" style:font-size-complex="14pt"/>
    </style:style>
    <style:style style:name="P3" style:family="paragraph" style:parent-style-name="Standard">
      <style:text-properties fo:font-size="14pt" officeooo:rsid="000c6702" officeooo:paragraph-rsid="000c6702" style:font-size-asian="14pt" style:font-size-complex="14pt"/>
    </style:style>
    <style:style style:name="P4" style:family="paragraph" style:parent-style-name="Standard">
      <style:text-properties fo:font-size="14pt" fo:font-weight="bold" officeooo:rsid="000e202f" officeooo:paragraph-rsid="000e202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r projeto Angular</text:p>
      <text:p text:style-name="P1"/>
      <text:p text:style-name="P1">1) vá para pasta que deseja criar o projeto e rode</text:p>
      <text:p text:style-name="P1"/>
      <text:p text:style-name="P1"><text:s/># npm init @angular doacao</text:p>
      <text:p text:style-name="P1"/>
      <text:p text:style-name="P2">Criar projeto NestJS</text:p>
      <text:p text:style-name="P1"/>
      <text:p text:style-name="P1">1) vá para pasta que deseja criar o projeto e rode</text:p>
      <text:p text:style-name="P1"/>
      <text:p text:style-name="P4">OBS: não pode ser a mesma pasta devido a ambos importarem projetos .git </text:p>
      <text:p text:style-name="P1"/>
      <text:p text:style-name="P1"><text:s/># nest new doaca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17:22.278770656</meta:creation-date>
    <dc:date>2024-04-16T09:04:32.179129320</dc:date>
    <meta:editing-duration>PT4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0" meta:character-count="258" meta:non-whitespace-character-count="212"/>
  </office:meta>
</office:document-meta>
</file>